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c0f" officeooo:paragraph-rsid="0016fc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econ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hi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21:53:04.562312228</meta:creation-date>
    <dc:date>2017-11-20T21:54:46.272825566</dc:date>
    <meta:editing-duration>PT1M42S</meta:editing-duration>
    <meta:editing-cycles>1</meta:editing-cycles>
    <meta:document-statistic meta:table-count="0" meta:image-count="0" meta:object-count="0" meta:page-count="3" meta:paragraph-count="3" meta:word-count="3" meta:character-count="16" meta:non-whitespace-character-count="16"/>
    <meta:generator>LibreOfficeDev/6.0.0.0.alpha1$Linux_X86_64 LibreOffice_project/f9b3a1db585e103bb93be0b5954de6858ad42c51</meta:generator>
  </office:meta>
</office:document-meta>
</file>